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3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H31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 table:number-columns-spanned="8" table:number-rows-spanned="1">
            <text:p>銷<text:span text:style-name="T1">  </text:span><text:span text:style-name="T2">貨</text:span><text:span text:style-name="T3">  </text:span><text:span text:style-name="T2">日</text:span><text:span text:style-name="T3">  </text:span><text:span text:style-name="T2">報</text:span><text:span text:style-name="T3">  </text:span><text:span text:style-name="T2">表</text:span>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number-columns-repeated="7"/>
          <table:table-cell table:style-name="ce12" office:value-type="string" calcext:value-type="string">
            <text:p>No.<text:span text:style-name="T8">        </text:span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單位：<text:span text:style-name="T4"> </text:span></text:p>
          </table:table-cell>
          <table:table-cell table:number-columns-repeated="5"/>
          <table:table-cell table:style-name="ce12" office:value-type="string" calcext:value-type="string">
            <text:p>  <text:span text:style-name="T7">年</text:span><text:span text:style-name="T6">         </text:span><text:span text:style-name="T5">月</text:span><text:span text:style-name="T6">         </text:span><text:span text:style-name="T5">日</text:span>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2">
            <text:p>經<text:span text:style-name="T4"> </text:span><text:span text:style-name="T5">辦</text:span><text:span text:style-name="T6"> </text:span><text:span text:style-name="T5">人</text:span></text:p>
          </table:table-cell>
          <table:table-cell table:style-name="ce9" office:value-type="string" calcext:value-type="string">
            <text:p>送貨單</text:p>
          </table:table-cell>
          <table:table-cell table:style-name="ce3" office:value-type="string" calcext:value-type="string" table:number-columns-spanned="1" table:number-rows-spanned="2">
            <text:p>品<text:span text:style-name="T4"> </text:span><text:span text:style-name="T5">號</text:span><text:span text:style-name="T6"> </text:span><text:span text:style-name="T5">摘</text:span><text:span text:style-name="T6"> </text:span><text:span text:style-name="T5">要</text:span></text:p>
          </table:table-cell>
          <table:table-cell table:style-name="ce3" office:value-type="string" calcext:value-type="string" table:number-columns-spanned="1" table:number-rows-spanned="2">
            <text:p>規<text:span text:style-name="T4"> </text:span><text:span text:style-name="T5">格</text:span></text:p>
          </table:table-cell>
          <table:table-cell table:style-name="ce3" office:value-type="string" calcext:value-type="string" table:number-columns-spanned="1" table:number-rows-spanned="2">
            <text:p>單<text:span text:style-name="T4"> </text:span><text:span text:style-name="T5">價</text:span></text:p>
          </table:table-cell>
          <table:table-cell table:style-name="ce3" office:value-type="string" calcext:value-type="string" table:number-columns-spanned="1" table:number-rows-spanned="2">
            <text:p>數<text:span text:style-name="T4"> </text:span><text:span text:style-name="T5">量</text:span></text:p>
          </table:table-cell>
          <table:table-cell table:style-name="ce3" office:value-type="string" calcext:value-type="string" table:number-columns-spanned="1" table:number-rows-spanned="2">
            <text:p>金<text:span text:style-name="T4">  </text:span><text:span text:style-name="T5">額</text:span></text:p>
          </table:table-cell>
          <table:table-cell table:style-name="ce3" office:value-type="string" calcext:value-type="string" table:number-columns-spanned="1" table:number-rows-spanned="2">
            <text:p>備<text:span text:style-name="T4">  </text:span><text:span text:style-name="T5">註</text:span>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4" office:value-type="string" calcext:value-type="string">
            <text:p>編<text:span text:style-name="T4">  </text:span><text:span text:style-name="T5">號</text:span></text:p>
          </table:table-cell>
          <table:covered-table-cell table:number-columns-repeated="6" table:style-name="ce4"/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5" table:formula="of:=[.E6]*[.F6]" office:value-type="float" office:value="0" calcext:value-type="float">
            <text:p>0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7]*[.F7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8]*[.F8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9]*[.F9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0]*[.F10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1]*[.F11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2]*[.F12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3]*[.F13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4]*[.F14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5]*[.F15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6]*[.F16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7]*[.F17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8]*[.F18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19]*[.F19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20]*[.F20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21]*[.F21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22]*[.F22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23]*[.F23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24]*[.F24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25]*[.F25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6" table:number-columns-repeated="6"/>
          <table:table-cell table:style-name="ce5" table:formula="of:=[.E26]*[.F26]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3" table:number-rows-spanned="1">
            <text:p>本<text:span text:style-name="T4">    </text:span><text:span text:style-name="T5">日</text:span><text:span text:style-name="T6">    </text:span><text:span text:style-name="T5">合</text:span><text:span text:style-name="T6">    </text:span><text:span text:style-name="T5">計</text:span></text:p>
          </table:table-cell>
          <table:covered-table-cell table:style-name="ce10"/>
          <table:covered-table-cell table:style-name="ce11"/>
          <table:table-cell table:style-name="ce6"/>
          <table:table-cell table:style-name="ce6" table:formula="of:=SUM([.E6:.E26])" office:value-type="float" office:value="0" calcext:value-type="float">
            <text:p>0</text:p>
          </table:table-cell>
          <table:table-cell table:style-name="ce6" table:formula="of:=SUM([.F6:.F26])" office:value-type="float" office:value="0" calcext:value-type="float">
            <text:p>0</text:p>
          </table:table-cell>
          <table:table-cell table:style-name="ce6" table:formula="of:=SUM([.G6:.G26])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昨日銷貨累計</text:p>
          </table:table-cell>
          <table:covered-table-cell table:style-name="ce11"/>
          <table:table-cell table:style-name="ce6" table:number-columns-repeated="2"/>
          <table:table-cell table:style-name="ce7" office:value-type="string" calcext:value-type="string" table:number-columns-spanned="2" table:number-rows-spanned="1">
            <text:p>昨日收款累計</text:p>
          </table:table-cell>
          <table:covered-table-cell table:style-name="ce11"/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本日銷貨累計</text:p>
          </table:table-cell>
          <table:covered-table-cell table:style-name="ce11"/>
          <table:table-cell table:style-name="ce6" table:number-columns-repeated="2"/>
          <table:table-cell table:style-name="ce7" office:value-type="string" calcext:value-type="string" table:number-columns-spanned="2" table:number-rows-spanned="1">
            <text:p>本日收款累計</text:p>
          </table:table-cell>
          <table:covered-table-cell table:style-name="ce11"/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table:number-columns-repeated="8"/>
          <table:table-cell table:number-columns-repeated="1016"/>
        </table:table-row>
        <table:table-row table:style-name="ro3">
          <table:table-cell table:style-name="ce2" office:value-type="string" calcext:value-type="string">
            <text:p>總經理<text:span text:style-name="T4">                        </text:span><text:span text:style-name="T5">經理</text:span><text:span text:style-name="T6">                        </text:span><text:span text:style-name="T5">主管</text:span><text:span text:style-name="T6">                        </text:span><text:span text:style-name="T5">會計</text:span></text:p>
          </table:table-cell>
          <table:table-cell table:number-columns-repeated="1023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44:36.45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6T21:27:28</meta:creation-date>
    <dc:date>2017-01-17T16:45:22.582000000</dc:date>
    <meta:print-date>1993-02-16T21:40:33</meta:print-date>
    <meta:generator>LibreOffice/5.1.1.3$Windows_x86 LibreOffice_project/89f508ef3ecebd2cfb8e1def0f0ba9a803b88a6d</meta:generator>
    <meta:editing-duration>PT46S</meta:editing-duration>
    <meta:editing-cycles>1</meta:editing-cycles>
    <meta:document-statistic meta:table-count="3" meta:cell-count="43" meta:object-count="0"/>
  </office:meta>
</office:document-meta>
</file>